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5d1c4" officeooo:paragraph-rsid="00021f2f"/>
    </style:style>
    <style:style style:name="P2" style:family="paragraph" style:parent-style-name="Standard">
      <style:text-properties style:font-name="Calibri" officeooo:rsid="000134b8" officeooo:paragraph-rsid="00021f2f"/>
    </style:style>
    <style:style style:name="P3" style:family="paragraph" style:parent-style-name="Standard">
      <style:text-properties style:font-name="Calibri" officeooo:rsid="000134b8" officeooo:paragraph-rsid="000134b8"/>
    </style:style>
    <style:style style:name="P4" style:family="paragraph" style:parent-style-name="Standard">
      <style:text-properties style:font-name="Calibri" officeooo:rsid="00021f2f" officeooo:paragraph-rsid="00021f2f"/>
    </style:style>
    <style:style style:name="P5" style:family="paragraph" style:parent-style-name="Standard">
      <style:text-properties style:font-name="Calibri" officeooo:rsid="00021f2f" officeooo:paragraph-rsid="00021ff3"/>
    </style:style>
    <style:style style:name="P6" style:family="paragraph" style:parent-style-name="Standard">
      <style:text-properties style:font-name="Calibri" officeooo:rsid="00021ff3" officeooo:paragraph-rsid="00021ff3"/>
    </style:style>
    <style:style style:name="P7" style:family="paragraph" style:parent-style-name="Standard">
      <style:text-properties style:font-name="Calibri" officeooo:rsid="00021ff3" officeooo:paragraph-rsid="00022d13"/>
    </style:style>
    <style:style style:name="P8" style:family="paragraph" style:parent-style-name="Standard">
      <style:text-properties style:font-name="Calibri" fo:font-weight="bold" officeooo:rsid="00021f2f" officeooo:paragraph-rsid="00021f2f" style:font-weight-asian="bold" style:font-weight-complex="bold"/>
    </style:style>
    <style:style style:name="P9" style:family="paragraph" style:parent-style-name="Standard">
      <style:text-properties style:font-name="Calibri" fo:font-weight="bold" officeooo:rsid="000134b8" officeooo:paragraph-rsid="000134b8" style:font-weight-asian="bold" style:font-weight-complex="bold"/>
    </style:style>
    <style:style style:name="P10" style:family="paragraph" style:parent-style-name="Standard">
      <style:text-properties style:font-name="Calibri" fo:font-weight="bold" officeooo:rsid="0009da4d" officeooo:paragraph-rsid="0009da4d" style:font-weight-asian="bold" style:font-weight-complex="bold"/>
    </style:style>
    <style:style style:name="P11" style:family="paragraph" style:parent-style-name="Standard">
      <style:text-properties style:font-name="Calibri" officeooo:rsid="0009da4d" officeooo:paragraph-rsid="0009da4d"/>
    </style:style>
    <style:style style:name="P12" style:family="paragraph" style:parent-style-name="Standard">
      <style:text-properties fo:color="#ce181e" style:font-name="Calibri" officeooo:rsid="000134b8" officeooo:paragraph-rsid="00021f2f"/>
    </style:style>
    <style:style style:name="P13" style:family="paragraph" style:parent-style-name="Standard" style:list-style-name="L1">
      <style:text-properties style:font-name="Calibri" officeooo:rsid="00021f2f" officeooo:paragraph-rsid="00021f2f"/>
    </style:style>
    <style:style style:name="P14" style:family="paragraph" style:parent-style-name="Standard" style:list-style-name="L2">
      <style:text-properties style:font-name="Calibri" officeooo:rsid="00021f2f" officeooo:paragraph-rsid="00021ff3"/>
    </style:style>
    <style:style style:name="P15" style:family="paragraph" style:parent-style-name="Standard" style:list-style-name="L1">
      <style:text-properties style:font-name="Calibri" officeooo:rsid="000134b8" officeooo:paragraph-rsid="00021f2f"/>
    </style:style>
    <style:style style:name="P16" style:family="paragraph" style:parent-style-name="Standard" style:list-style-name="L4">
      <style:text-properties style:font-name="Calibri" officeooo:rsid="000134b8" officeooo:paragraph-rsid="000134b8"/>
    </style:style>
    <style:style style:name="P17" style:family="paragraph" style:parent-style-name="Standard" style:list-style-name="L1">
      <style:text-properties style:font-name="Calibri" officeooo:rsid="00021ff3" officeooo:paragraph-rsid="00021ff3"/>
    </style:style>
    <style:style style:name="P18" style:family="paragraph" style:parent-style-name="Standard" style:list-style-name="L5">
      <style:text-properties style:font-name="Calibri" officeooo:rsid="00021ff3" officeooo:paragraph-rsid="00022d13"/>
    </style:style>
    <style:style style:name="P19" style:family="paragraph" style:parent-style-name="Standard" style:list-style-name="L5">
      <style:text-properties style:font-name="Calibri" officeooo:rsid="00021ff3" officeooo:paragraph-rsid="00021ff3"/>
    </style:style>
    <style:style style:name="P20" style:family="paragraph" style:parent-style-name="Standard">
      <style:text-properties style:font-name="Calibri" fo:font-weight="bold" officeooo:rsid="00021ff3" officeooo:paragraph-rsid="00021ff3" style:font-weight-asian="bold" style:font-weight-complex="bold"/>
    </style:style>
    <style:style style:name="P21" style:family="paragraph" style:parent-style-name="Standard" style:list-style-name="L3">
      <style:text-properties style:font-name="Calibri" officeooo:rsid="0009da4d" officeooo:paragraph-rsid="0009da4d"/>
    </style:style>
    <style:style style:name="P22" style:family="paragraph" style:parent-style-name="Standard" style:list-style-name="L3">
      <style:text-properties style:font-name="Calibri" officeooo:rsid="000a886e" officeooo:paragraph-rsid="000a886e"/>
    </style:style>
    <style:style style:name="P23" style:family="paragraph" style:parent-style-name="Standard" style:list-style-name="L4">
      <style:text-properties style:font-name="Calibri" officeooo:rsid="000c053c" officeooo:paragraph-rsid="000c053c"/>
    </style:style>
    <style:style style:name="P24" style:family="paragraph" style:parent-style-name="Standard" style:list-style-name="L5">
      <style:text-properties officeooo:paragraph-rsid="000a886e"/>
    </style:style>
    <style:style style:name="T1" style:family="text">
      <style:text-properties officeooo:rsid="00021f2f"/>
    </style:style>
    <style:style style:name="T2" style:family="text">
      <style:text-properties officeooo:rsid="00021ff3"/>
    </style:style>
    <style:style style:name="T3" style:family="text">
      <style:text-properties officeooo:rsid="00022d13"/>
    </style:style>
    <style:style style:name="T4" style:family="text">
      <style:text-properties officeooo:rsid="0009da4d"/>
    </style:style>
    <style:style style:name="T5" style:family="text">
      <style:text-properties fo:color="#ce181e" officeooo:rsid="0009da4d"/>
    </style:style>
    <style:style style:name="T6" style:family="text">
      <style:text-properties style:font-name="Calibri" officeooo:rsid="00021ff3"/>
    </style:style>
    <style:style style:name="T7" style:family="text">
      <style:text-properties style:font-name="Calibri" officeooo:rsid="00022d13"/>
    </style:style>
    <style:style style:name="T8" style:family="text">
      <style:text-properties style:font-name="Calibri" officeooo:rsid="000a886e"/>
    </style:style>
    <style:style style:name="T9" style:family="text">
      <style:text-properties fo:color="#000000" style:font-name="Calibri" style:text-underline-style="none"/>
    </style:style>
    <style:style style:name="T10" style:family="text">
      <style:text-properties officeooo:rsid="000a886e"/>
    </style:style>
    <style:style style:name="T11" style:family="text">
      <style:text-properties officeooo:rsid="000c053c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урнирът “За тортата на директора” ще се състои за 5та поредна година, като за първи ще се провежда като “Седмица на тортите”. Какво означава това?</text:p>
      <text:p text:style-name="P2"/>
      <text:list xml:id="list508509018" text:style-name="L1">
        <text:list-item>
          <text:p text:style-name="P13">7 дисциплини</text:p>
        </text:list-item>
        <text:list-item>
          <text:p text:style-name="P13">7 състезания</text:p>
        </text:list-item>
        <text:list-item>
          <text:p text:style-name="P15">7 дни</text:p>
        </text:list-item>
        <text:list-item>
          <text:p text:style-name="P17">Интересни задачи</text:p>
        </text:list-item>
        <text:list-item>
          <text:p text:style-name="P17">Нестандартен формат</text:p>
        </text:list-item>
        <text:list-item>
          <text:p text:style-name="P15">!!!ТОРТА ЗА ВСИЧКИ УЧАСТНИЦИ!!!</text:p>
        </text:list-item>
        <text:list-item>
          <text:p text:style-name="P13">Очакваме ви :)</text:p>
        </text:list-item>
      </text:list>
      <text:p text:style-name="P4"/>
      <text:p text:style-name="P5"/>
      <text:p text:style-name="P20">ПОВЕЧЕ ЗА СЪСТЕЗАНИЯТА</text:p>
      <text:list xml:id="list3684330762" text:style-name="L2">
        <text:list-item>
          <text:p text:style-name="P14"><text:span text:style-name="T2">Щ</text:span>е има състезания по 7 дисциплини.</text:p>
        </text:list-item>
        <text:list-item>
          <text:p text:style-name="P14">Ще се проведат утвърдилите се състезания по МАТЕМАТИКА, ИНФОРМАТИКА, ФИЗИКА, ХИМИЯ и ИСТОРИЯ.</text:p>
        </text:list-item>
        <text:list-item>
          <text:p text:style-name="P14">И за първа година ще има състезания по МАТЕМАТИЧЕСКА ЛИНГВИСТИКА и БИОЛОГИЯ.</text:p>
        </text:list-item>
      </text:list>
      <text:p text:style-name="P5"/>
      <text:p text:style-name="P5"><text:span text:style-name="T2">Едни от най-добрите състезатели в България</text:span> организират <text:span text:style-name="T2">състезанията. Задачите ще са на ниво, но също така ще са интересни и забавни. Освен това “Седмица на тортите” няма да е поредната национална олимиада или национално състезание по някой предмет. Всяко състезание ще е с нестандартен формат, който можете да прочете на страницата на дисциплината. Всяко състезание ще е състезаниеТО по този предмет. Включете се в приключението.</text:span></text:p>
      <text:p text:style-name="P5"/>
      <text:p text:style-name="P10">ПРОМЕНИ ВЪВ ВРЪЗКА С ИЗВЪНРЕДНОТО ПОЛОЖЕНИЕ</text:p>
      <text:list xml:id="list1209831898" text:style-name="L3">
        <text:list-item>
          <text:p text:style-name="P21">Състезанието е планирано да е присъствено, затова искаме да се състои при първа възможност, когато извънредното положение е отменено и учебният процес е възстановен.</text:p>
        </text:list-item>
        <text:list-item>
          <text:p text:style-name="P21">Ако нямаме възможност да проведем състезанието присъствено, ще го направим онлайн, по които дисциплини това е възможно.</text:p>
        </text:list-item>
        <text:list-item>
          <text:p text:style-name="P21">За сега не можем да обявим дати, но записването е отворено. Ще информираме записалите се, когато <text:span text:style-name="T10">има нова информация за провеждането на състезанията.</text:span></text:p>
        </text:list-item>
        <text:list-item>
          <text:p text:style-name="P22">Също следете сайта за актуална информация.</text:p>
        </text:list-item>
      </text:list>
      <text:p text:style-name="P5"/>
      <text:p text:style-name="P9">КОГА</text:p>
      <text:p text:style-name="P11">Беше предвидено да се провед<text:span text:style-name="T10">е</text:span> последната седмица на април, но заради <text:span text:style-name="T10">непредвидените обстоятелства</text:span> се отлага за по-нататък.</text:p>
      <text:p text:style-name="P2"/>
      <text:p text:style-name="P9">КЪДЕ</text:p>
      <text:list xml:id="list2558881182" text:style-name="L4">
        <text:list-item>
          <text:p text:style-name="P16">Както <text:span text:style-name="T1">до сега, </text:span>СМГ <text:span text:style-name="T1">ще е домакин.</text:span></text:p>
        </text:list-item>
        <text:list-item>
          <text:p text:style-name="P16"><text:span text:style-name="T11">А</text:span>дрес:</text:p>
          <text:list>
            <text:list-item>
              <text:p text:style-name="P16">Софийска математическа гимназия “Паисий Хилендарски”</text:p>
            </text:list-item>
            <text:list-item>
              <text:p text:style-name="P16">София, ул. Искър <text:span text:style-name="T11">61</text:span></text:p>
            </text:list-item>
          </text:list>
        </text:list-item>
        <text:list-item>
          <text:p text:style-name="P23">Може да видите адреса и на сайта на училището: https://smg.bg/contact/</text:p>
        </text:list-item>
      </text:list>
      <text:p text:style-name="P3"/>
      <text:p text:style-name="P4"/>
      <text:p text:style-name="P8"><text:soft-page-break/><text:span text:style-name="T4">З</text:span>АПИСВАНЕ</text:p>
      <text:p text:style-name="P4"><text:span text:style-name="T5">ЗАПИСВАНЕТО Е ОТВОРЕНО!!!</text:span><text:span text:style-name="T4"> О</text:span>тделно <text:span text:style-name="T4">е </text:span>за всяко състезание. Може да участвате в колкото искате, няма ограничение.</text:p>
      <text:p text:style-name="P4"/>
      <text:p text:style-name="P8">НАГРАДИ</text:p>
      <text:p text:style-name="P12">ТОРТА ЗА ВСИЧКИ УЧАСТНИЦИ!!!</text:p>
      <text:p text:style-name="P4">Ще има и други интересни награди, участвайте, за да разберете :)</text:p>
      <text:p text:style-name="P3"/>
      <text:p text:style-name="P8">ИНТЕРЕСНО</text:p>
      <text:p text:style-name="P7">Състезанието се е провеждало преди много години, но за съжаление е прекъснало. Обаче през 2016 г. <text:span text:style-name="T11">набор</text:span> 97 възобновиха традицията и отново започва да се провежда турнира “За тортата на директора”. По традиция се организира от ученици от 12 клас от СМГ, <text:span text:style-name="T3">защото искат да предадат нататък състезателния дух и да разпалят интереса към различни дисциплини.</text:span></text:p>
      <text:p text:style-name="P7"/>
      <text:list xml:id="list61099974" text:style-name="L5">
        <text:list-item>
          <text:p text:style-name="P18"><text:span text:style-name="T3">През 2016 г. състезания е имало по </text:span>МАТЕМАТИКА и ИНФОРМАТИКА.</text:p>
        </text:list-item>
        <text:list-item>
          <text:p text:style-name="P24"><text:span text:style-name="T6">През 2017 г. </text:span><text:span text:style-name="T7">се добавя по ФИЗИКА. Освен това има сайт, може</text:span><text:span text:style-name="T8">те</text:span><text:span text:style-name="T7"> да го разгледате: </text:span><text:a xlink:type="simple" xlink:href="http://zatortatanadirektora.free.bg/?fbclid=IwAR1z85G0CN7nVR4RjudOnaUsTtQHBzmXKkMPeOeYhfC9vnqRlt_3ga3E7ZA" office:target-frame-name="_blank" xlink:show="new" text:style-name="Internet_20_link" text:visited-style-name="Visited_20_Internet_20_Link"><text:span text:style-name="T9">http://zatortatanadirektora.free.bg/</text:span></text:a></text:p>
        </text:list-item>
        <text:list-item>
          <text:p text:style-name="P19"><text:span text:style-name="T3">През </text:span>2018 <text:span text:style-name="T3">г. вече има състезание и по ХИМИЯ.</text:span></text:p>
        </text:list-item>
        <text:list-item>
          <text:p text:style-name="P19"><text:span text:style-name="T3">През </text:span>2019 <text:span text:style-name="T3">г. за първи път има състезание по ИСТОРИЯ.</text:span></text:p>
        </text:list-item>
      </text:list>
      <text:p text:style-name="P6"/>
      <text:p text:style-name="P6"><text:span text:style-name="T3">Сега е наш ред и през </text:span>2020 <text:span text:style-name="T3">г. добавяме МАТЕМАТИЧЕСКА ЛИНГВИСТИКА и БИОЛОГИЯ. И всички състезания ще се проведат в една седмица - “Седмица на тортите”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23:50:51.293301808</meta:creation-date>
    <dc:date>2020-04-07T15:37:46.803646460</dc:date>
    <meta:editing-duration>PT4H10M2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8" meta:word-count="447" meta:character-count="2760" meta:non-whitespace-character-count="2374"/>
  </office:meta>
</office:document-meta>
</file>